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4T18:47:04.724963224</dc:date>
    <dc:creator>Claes Fransson</dc:creator>
    <meta:editing-duration>PT3M54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25.8.4.2$Linux_X86_64 LibreOffice_project/580$Build-2</meta:generator>
  </office:meta>
</office:document-meta>
</file>